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7f5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fo:background-color="#1c99e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Liberation Sans" style:font-name-asian="Noto Sans" style:font-name-complex="Noto Sans"/>
    </style:style>
    <style:style style:name="ce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ce11"/>
        <table:table-column table:style-name="co1" table:default-cell-style-name="Default"/>
        <table:table-column table:style-name="co2" table:default-cell-style-name="ce11"/>
        <table:table-column table:style-name="co1" table:default-cell-style-name="ce11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/>
          <table:table-cell table:style-name="ce4" office:value-type="string" calcext:value-type="string">
            <text:p>N = 999999999</text:p>
          </table:table-cell>
          <table:table-cell table:number-columns-repeated="3"/>
          <table:table-cell table:style-name="ce3"/>
          <table:table-cell table:style-name="ce10" office:value-type="string" calcext:value-type="string" table:number-columns-spanned="2" table:number-rows-spanned="1">
            <text:p>SEM FORK</text:p>
          </table:table-cell>
          <table:covered-table-cell table:style-name="Default"/>
          <table:table-cell/>
          <table:table-cell table:style-name="ce12" office:value-type="string" calcext:value-type="string" table:number-columns-spanned="2" table:number-rows-spanned="1">
            <text:p>1 FORK (2 processos)</text:p>
          </table:table-cell>
          <table:covered-table-cell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Referencia 1</text:p>
          </table:table-cell>
          <table:table-cell office:value-type="float" office:value="14.469911" calcext:value-type="float">
            <text:p>14.469911</text:p>
          </table:table-cell>
          <table:table-cell/>
          <table:table-cell office:value-type="string" calcext:value-type="string">
            <text:p>Referencia 1</text:p>
          </table:table-cell>
          <table:table-cell office:value-type="float" office:value="15.340753" calcext:value-type="float">
            <text:p>15.340753</text:p>
          </table:table-cell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Referencia 2</text:p>
          </table:table-cell>
          <table:table-cell office:value-type="float" office:value="14.652099" calcext:value-type="float">
            <text:p>14.652099</text:p>
          </table:table-cell>
          <table:table-cell/>
          <table:table-cell office:value-type="string" calcext:value-type="string">
            <text:p>Referencia 2</text:p>
          </table:table-cell>
          <table:table-cell office:value-type="float" office:value="15.464887" calcext:value-type="float">
            <text:p>15.464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style-name="ce3"/>
          <table:table-cell office:value-type="string" calcext:value-type="string">
            <text:p>Referencia 3</text:p>
          </table:table-cell>
          <table:table-cell office:value-type="float" office:value="14.711079" calcext:value-type="float">
            <text:p>14.711079</text:p>
          </table:table-cell>
          <table:table-cell/>
          <table:table-cell office:value-type="string" calcext:value-type="string">
            <text:p>Referencia 3</text:p>
          </table:table-cell>
          <table:table-cell office:value-type="float" office:value="15.370589" calcext:value-type="float">
            <text:p>15.370589</text:p>
          </table:table-cell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Referencia 4</text:p>
          </table:table-cell>
          <table:table-cell office:value-type="float" office:value="14.50477" calcext:value-type="float">
            <text:p>14.50477</text:p>
          </table:table-cell>
          <table:table-cell/>
          <table:table-cell office:value-type="string" calcext:value-type="string">
            <text:p>Referencia 4</text:p>
          </table:table-cell>
          <table:table-cell office:value-type="float" office:value="16.081868" calcext:value-type="float">
            <text:p>16.081868</text:p>
          </table:table-cell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Referencia 5</text:p>
          </table:table-cell>
          <table:table-cell office:value-type="float" office:value="14.526115" calcext:value-type="float">
            <text:p>14.526115</text:p>
          </table:table-cell>
          <table:table-cell/>
          <table:table-cell office:value-type="string" calcext:value-type="string">
            <text:p>Referencia 5</text:p>
          </table:table-cell>
          <table:table-cell office:value-type="float" office:value="15.970999" calcext:value-type="float">
            <text:p>15.970999</text:p>
          </table:table-cell>
        </table:table-row>
        <table:table-row table:style-name="ro1">
          <table:table-cell/>
          <table:table-cell table:style-name="ce3" table:number-columns-repeated="5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MPO MÉDIO</text:p>
          </table:table-cell>
          <table:table-cell table:formula="of:=([.H3]+[.H4]+[.H5]+[.H6]+[.H7]) / 5" office:value-type="float" office:value="14.5727948" calcext:value-type="float">
            <text:p>14.5727948</text:p>
          </table:table-cell>
          <table:table-cell/>
          <table:table-cell office:value-type="string" calcext:value-type="string">
            <text:p>TEMPO MÉDIO</text:p>
          </table:table-cell>
          <table:table-cell table:formula="of:=([.K3]+[.K4]+[.K5]+[.K6]+[.K7])/5" office:value-type="float" office:value="15.6458192" calcext:value-type="float">
            <text:p>15.6458192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TEMPO ESTIMADO</text:p>
          </table:table-cell>
          <table:table-cell table:style-name="ce6" office:value-type="string" calcext:value-type="string">
            <text:p>OVERHEAD</text:p>
          </table:table-cell>
          <table:table-cell/>
          <table:table-cell table:style-name="ce12" office:value-type="string" calcext:value-type="string" table:number-columns-spanned="2" table:number-rows-spanned="1">
            <text:p>2 FORK (3 processos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3 FORK (4 processos)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>
            <text:p>1 PROCESSO</text:p>
          </table:table-cell>
          <table:table-cell table:style-name="ce7" table:formula="of:=[.H9]" office:value-type="float" office:value="14.5727948" calcext:value-type="float">
            <text:p>14.5727948</text:p>
          </table:table-cell>
          <table:table-cell table:style-name="ce8" table:formula="of:=[.H9]" office:value-type="float" office:value="14.5727948" calcext:value-type="float">
            <text:p>14.5727948</text:p>
          </table:table-cell>
          <table:table-cell table:style-name="ce9" table:formula="of:=[.D13]-[.C13]" office:value-type="float" office:value="0" calcext:value-type="float">
            <text:p>0</text:p>
          </table:table-cell>
          <table:table-cell/>
          <table:table-cell office:value-type="string" calcext:value-type="string">
            <text:p>Referencia 1</text:p>
          </table:table-cell>
          <table:table-cell office:value-type="float" office:value="17.808901" calcext:value-type="float">
            <text:p>17.808901</text:p>
          </table:table-cell>
          <table:table-cell/>
          <table:table-cell office:value-type="string" calcext:value-type="string">
            <text:p>Referencia 1</text:p>
          </table:table-cell>
          <table:table-cell office:value-type="float" office:value="19.606588" calcext:value-type="float">
            <text:p>19.606588</text:p>
          </table:table-cell>
        </table:table-row>
        <table:table-row table:style-name="ro1">
          <table:table-cell/>
          <table:table-cell table:style-name="ce6" office:value-type="string" calcext:value-type="string">
            <text:p>2 PROCESSOS</text:p>
          </table:table-cell>
          <table:table-cell table:style-name="ce7" table:formula="of:=[.C13]+[.C13]" office:value-type="float" office:value="29.1455896" calcext:value-type="float">
            <text:p>29.1455896</text:p>
          </table:table-cell>
          <table:table-cell table:style-name="ce9" table:formula="of:=[.K9]" office:value-type="float" office:value="15.6458192" calcext:value-type="float">
            <text:p>15.6458192</text:p>
          </table:table-cell>
          <table:table-cell table:style-name="ce9" table:formula="of:=[.D14]-[.C14]" office:value-type="float" office:value="-13.4997704" calcext:value-type="float">
            <text:p>-13.4997704</text:p>
          </table:table-cell>
          <table:table-cell/>
          <table:table-cell office:value-type="string" calcext:value-type="string">
            <text:p>Referencia 2</text:p>
          </table:table-cell>
          <table:table-cell office:value-type="float" office:value="18.310503" calcext:value-type="float">
            <text:p>18.310503</text:p>
          </table:table-cell>
          <table:table-cell/>
          <table:table-cell office:value-type="string" calcext:value-type="string">
            <text:p>Referencia 2</text:p>
          </table:table-cell>
          <table:table-cell office:value-type="float" office:value="20.171325" calcext:value-type="float">
            <text:p>20.171325</text:p>
          </table:table-cell>
        </table:table-row>
        <table:table-row table:style-name="ro1">
          <table:table-cell/>
          <table:table-cell table:style-name="ce6" office:value-type="string" calcext:value-type="string">
            <text:p>3 PROCESSOS</text:p>
          </table:table-cell>
          <table:table-cell table:style-name="ce7" table:formula="of:=[.C14]+[.C13]" office:value-type="float" office:value="43.7183844" calcext:value-type="float">
            <text:p>43.7183844</text:p>
          </table:table-cell>
          <table:table-cell table:style-name="ce9" table:formula="of:=[.H19]" office:value-type="float" office:value="18.1624104" calcext:value-type="float">
            <text:p>18.1624104</text:p>
          </table:table-cell>
          <table:table-cell table:style-name="ce9" table:formula="of:=[.D15]-[.C15]" office:value-type="float" office:value="-25.555974" calcext:value-type="float">
            <text:p>-25.555974</text:p>
          </table:table-cell>
          <table:table-cell/>
          <table:table-cell office:value-type="string" calcext:value-type="string">
            <text:p>Referencia 3</text:p>
          </table:table-cell>
          <table:table-cell office:value-type="float" office:value="18.125062" calcext:value-type="float">
            <text:p>18.125062</text:p>
          </table:table-cell>
          <table:table-cell/>
          <table:table-cell office:value-type="string" calcext:value-type="string">
            <text:p>Referencia 3</text:p>
          </table:table-cell>
          <table:table-cell office:value-type="float" office:value="19.106218" calcext:value-type="float">
            <text:p>19.106218</text:p>
          </table:table-cell>
        </table:table-row>
        <table:table-row table:style-name="ro1">
          <table:table-cell/>
          <table:table-cell table:style-name="ce6" office:value-type="string" calcext:value-type="string">
            <text:p>4 PROCESSOS</text:p>
          </table:table-cell>
          <table:table-cell table:style-name="ce7" table:formula="of:=[.C15]+[.C13]" office:value-type="float" office:value="58.2911792" calcext:value-type="float">
            <text:p>58.2911792</text:p>
          </table:table-cell>
          <table:table-cell table:style-name="ce9" table:formula="of:=[.K19]" office:value-type="float" office:value="19.405732" calcext:value-type="float">
            <text:p>19.405732</text:p>
          </table:table-cell>
          <table:table-cell table:style-name="ce9" table:formula="of:=[.D16]-[.C16]" office:value-type="float" office:value="-38.8854472" calcext:value-type="float">
            <text:p>-38.8854472</text:p>
          </table:table-cell>
          <table:table-cell/>
          <table:table-cell office:value-type="string" calcext:value-type="string">
            <text:p>Referencia 4</text:p>
          </table:table-cell>
          <table:table-cell office:value-type="float" office:value="18.295931" calcext:value-type="float">
            <text:p>18.295931</text:p>
          </table:table-cell>
          <table:table-cell/>
          <table:table-cell office:value-type="string" calcext:value-type="string">
            <text:p>Referencia 4</text:p>
          </table:table-cell>
          <table:table-cell office:value-type="float" office:value="18.954131" calcext:value-type="float">
            <text:p>18.954131</text:p>
          </table:table-cell>
        </table:table-row>
        <table:table-row table:style-name="ro1">
          <table:table-cell/>
          <table:table-cell table:style-name="ce6" office:value-type="string" calcext:value-type="string">
            <text:p>5 PROCESSOS</text:p>
          </table:table-cell>
          <table:table-cell table:style-name="ce7" table:formula="of:=[.C16]+[.C13]" office:value-type="float" office:value="72.863974" calcext:value-type="float">
            <text:p>72.863974</text:p>
          </table:table-cell>
          <table:table-cell table:style-name="ce9" table:formula="of:=[.H29]" office:value-type="float" office:value="24.9871442" calcext:value-type="float">
            <text:p>24.9871442</text:p>
          </table:table-cell>
          <table:table-cell table:style-name="ce9" table:formula="of:=[.D17]-[.C17]" office:value-type="float" office:value="-47.8768298" calcext:value-type="float">
            <text:p>-47.8768298</text:p>
          </table:table-cell>
          <table:table-cell/>
          <table:table-cell office:value-type="string" calcext:value-type="string">
            <text:p>Referencia 5</text:p>
          </table:table-cell>
          <table:table-cell office:value-type="float" office:value="18.271655" calcext:value-type="float">
            <text:p>18.271655</text:p>
          </table:table-cell>
          <table:table-cell/>
          <table:table-cell office:value-type="string" calcext:value-type="string">
            <text:p>Referencia 5</text:p>
          </table:table-cell>
          <table:table-cell office:value-type="float" office:value="19.190398" calcext:value-type="float">
            <text:p>19.19039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EMPO MÉDIO</text:p>
          </table:table-cell>
          <table:table-cell table:formula="of:=([.H13]+[.H14]+[.H15]+[.H16]+[.H17])/5" office:value-type="float" office:value="18.1624104" calcext:value-type="float">
            <text:p>18.1624104</text:p>
          </table:table-cell>
          <table:table-cell/>
          <table:table-cell office:value-type="string" calcext:value-type="string">
            <text:p>TEMPO MÉDIO</text:p>
          </table:table-cell>
          <table:table-cell table:formula="of:=([.K13]+[.K14]+[.K15]+[.K16]+[.K17])/5" office:value-type="float" office:value="19.405732" calcext:value-type="float">
            <text:p>19.405732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2" table:number-rows-spanned="1">
            <text:p>5 FORK (5 processos)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ferencia 1</text:p>
          </table:table-cell>
          <table:table-cell office:value-type="float" office:value="23.924552" calcext:value-type="float">
            <text:p>23.92455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ferencia 2</text:p>
          </table:table-cell>
          <table:table-cell office:value-type="float" office:value="25.54719" calcext:value-type="float">
            <text:p>25.54719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ferencia 3</text:p>
          </table:table-cell>
          <table:table-cell office:value-type="float" office:value="25.009769" calcext:value-type="float">
            <text:p>25.009769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ferencia 4</text:p>
          </table:table-cell>
          <table:table-cell office:value-type="float" office:value="25.714285" calcext:value-type="float">
            <text:p>25.714285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ferencia 5</text:p>
          </table:table-cell>
          <table:table-cell office:value-type="float" office:value="24.739925" calcext:value-type="float">
            <text:p>24.739925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EMPO MÉDIO</text:p>
          </table:table-cell>
          <table:table-cell table:formula="of:=([.H23]+[.H24]+[.H25]+[.H26]+[.H27])/5" office:value-type="float" office:value="24.9871442" calcext:value-type="float">
            <text:p>24.9871442</text:p>
          </table:table-cell>
          <table:table-cell/>
          <table:table-cell table:style-name="Default" table:number-columns-repeated="2"/>
        </table:table-row>
      </table:table>
      <table:table table:name="Gráficos" table:style-name="ta1">
        <table:shapes>
          <draw:frame draw:z-index="0" draw:style-name="gr1" draw:text-style-name="P1" svg:width="614.81pt" svg:height="375.99pt" svg:x="64.63pt" svg:y="12.27pt">
            <draw:object draw:notify-on-update-of-ranges="Resultados.C12:Resultados.C12 Resultados.C13:Resultados.C17 Resultados.D12:Resultados.D12 Resultados.D13:Resultados.D17 Resultados.E12:Resultados.E12 Resultados.E13:Resultados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21:54:54.465303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6:37:00.887168961</meta:creation-date>
    <dc:date>2018-05-29T23:56:27.808927447</dc:date>
    <meta:editing-duration>PT4H32M55S</meta:editing-duration>
    <meta:editing-cycles>48</meta:editing-cycles>
    <meta:generator>LibreOffice/5.4.4.2$Linux_X86_64 LibreOffice_project/40m0$Build-2</meta:generator>
    <meta:document-statistic meta:table-count="2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cdcdc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708090" style:text-outline="true"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color="#000080" style:text-outline="true" fo:font-size="10pt" style:font-size-asian="10pt" style:font-size-complex="10pt" style:font-relief="embossed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/>
      <style:text-properties fo:color="#000000" style:text-outline="true" fo:font-size="10pt" style:font-size-asian="10pt" style:font-size-complex="10pt" style:font-relief="embossed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data-label-number="value" chart:data-label-text="false" chart:data-label-symbol="false" chart:label-position="bottom"/>
      <style:graphic-properties draw:stroke="none" draw:fill-color="#ffd320"/>
      <style:text-properties fo:color="#ffd700" style:text-outline="true" fo:font-size="10pt" style:font-size-asian="10pt" style:font-size-complex="10pt" style:font-relief="embossed"/>
    </style:style>
    <style:style style:name="ch13" style:family="chart">
      <style:graphic-properties draw:stroke="solid" draw:stroke-dash="Ultrafine_20_2_20_Dots_20_3_20_Dashes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9cm" svg:height="13.265cm" xlink:href=".." xlink:type="simple" chart:class="chart:bar" chart:style-name="ch1">
        <chart:legend chart:legend-position="bottom" svg:x="6.919cm" svg:y="12.666cm" style:legend-expansion="wide" chart:style-name="ch2"/>
        <chart:plot-area chart:style-name="ch3" table:cell-range-address="Resultados.C12:Resultados.E17" chart:data-source-has-labels="row" svg:x="1.066cm" svg:y="0.213cm" svg:width="19.844cm" svg:height="11.547cm">
          <chartooo:coordinate-region svg:x="1.793cm" svg:y="0.412cm" svg:width="19.117cm" svg:height="11.149cm"/>
          <chart:axis chart:dimension="x" chart:name="primary-x" chart:style-name="ch4">
            <chart:title svg:x="10.177cm" svg:y="12.025cm" chart:style-name="ch5">
              <text:p>Processos</text:p>
            </chart:title>
          </chart:axis>
          <chart:axis chart:dimension="y" chart:name="primary-y" chart:style-name="ch6">
            <chart:title svg:x="0.073cm" svg:y="6.784cm" chart:style-name="ch7">
              <text:p>Segundos</text:p>
            </chart:title>
            <chart:grid chart:style-name="ch8" chart:class="major"/>
          </chart:axis>
          <chart:series chart:style-name="ch9" chart:values-cell-range-address="Resultados.C13:Resultados.C17" chart:label-cell-address="Resultados.C12:Resultados.C12" chart:class="chart:bar">
            <chart:data-point chart:repeated="5"/>
          </chart:series>
          <chart:series chart:style-name="ch10" chart:values-cell-range-address="Resultados.D13:Resultados.D17" chart:label-cell-address="Resultados.D12:Resultados.D12" chart:class="chart:bar">
            <chart:data-point chart:style-name="ch11"/>
            <chart:data-point chart:repeated="4"/>
          </chart:series>
          <chart:series chart:style-name="ch12" chart:values-cell-range-address="Resultados.E13:Resultados.E17" chart:label-cell-address="Resultados.E12:Resultados.E1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Resultados.C12:Resultados.C12</svg:desc>
                </draw:g>
              </table:table-cell>
              <table:table-cell office:value-type="string">
                <text:p>TEMPO ESTIMADO</text:p>
                <draw:g>
                  <svg:desc>Resultados.D12:Resultados.D12</svg:desc>
                </draw:g>
              </table:table-cell>
              <table:table-cell office:value-type="string">
                <text:p>OVERHEAD</text:p>
                <draw:g>
                  <svg:desc>Resultados.E12:Resultados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727948">
                <text:p>14.5727948</text:p>
                <draw:g>
                  <svg:desc>Resultados.C13:Resultados.C17</svg:desc>
                </draw:g>
              </table:table-cell>
              <table:table-cell office:value-type="float" office:value="14.5727948">
                <text:p>14.5727948</text:p>
                <draw:g>
                  <svg:desc>Resultados.D13:Resultados.D17</svg:desc>
                </draw:g>
              </table:table-cell>
              <table:table-cell office:value-type="float" office:value="0">
                <text:p>0</text:p>
                <draw:g>
                  <svg:desc>Resultados.E13:Resultados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455896">
                <text:p>29.1455896</text:p>
              </table:table-cell>
              <table:table-cell office:value-type="float" office:value="15.6458192">
                <text:p>15.6458192</text:p>
              </table:table-cell>
              <table:table-cell office:value-type="float" office:value="-13.4997704">
                <text:p>-13.4997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7183844">
                <text:p>43.7183844</text:p>
              </table:table-cell>
              <table:table-cell office:value-type="float" office:value="18.1624104">
                <text:p>18.1624104</text:p>
              </table:table-cell>
              <table:table-cell office:value-type="float" office:value="-25.555974">
                <text:p>-25.555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2911792">
                <text:p>58.2911792</text:p>
              </table:table-cell>
              <table:table-cell office:value-type="float" office:value="19.405732">
                <text:p>19.405732</text:p>
              </table:table-cell>
              <table:table-cell office:value-type="float" office:value="-38.8854472">
                <text:p>-38.8854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863974">
                <text:p>72.863974</text:p>
              </table:table-cell>
              <table:table-cell office:value-type="float" office:value="24.9871442">
                <text:p>24.9871442</text:p>
              </table:table-cell>
              <table:table-cell office:value-type="float" office:value="-47.8768298">
                <text:p>-47.8768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